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33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2.4453in"/>
    </style:style>
    <style:style style:name="co4" style:family="table-column">
      <style:table-column-properties fo:break-before="auto" style:column-width="0.3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wrap-option="wrap" fo:border-left="none" fo:border-right="none" fo:border-top="none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heep4_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3" office:value-type="string" calcext:value-type="string">
            <text:p>Cheep4 BOM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,C4,C18,C20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5,C6,C1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7,C8,C9,C10,C11,C12,C17,C19,C22,C23,C25,C26,C29,C30,C36,C38,C39,C4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C13,C15,C21,C24,C27,C28,C31,C3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16,C32,C3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41,C42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Diode_SMD:D_S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B1,FB2</text:p>
          </table:table-cell>
          <table:table-cell office:value-type="string" calcext:value-type="string">
            <text:p>GZ2012D601TF</text:p>
          </table:table-cell>
          <table:table-cell office:value-type="string" calcext:value-type="string">
            <text:p>Inductor_SMD:L_0805_2012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B3</text:p>
          </table:table-cell>
          <table:table-cell office:value-type="string" calcext:value-type="string">
            <text:p>GZ1608D222TF</text:p>
          </table:table-cell>
          <table:table-cell office:value-type="string" calcext:value-type="string">
            <text:p>Inductor_SMD:L_0603_1608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EMEB:con16_2X8_S4_T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,J3,J4,J7,J8,J9,J10,J11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EMEB:Jack_3.5mm_QingPu_WQP-PJ398SM_Vertical_CircularHo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TDC14</text:p>
          </table:table-cell>
          <table:table-cell office:value-type="string" calcext:value-type="string">
            <text:p>Connector_PinHeader_1.27mm:PinHeader_2x07_P1.27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JST SH-4 (Qwiic)</text:p>
          </table:table-cell>
          <table:table-cell office:value-type="string" calcext:value-type="string">
            <text:p>EMEB:JST_SH_SM04B-SRSS-TB_04x1.00mm_Ang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TST-C19HE1WT</text:p>
          </table:table-cell>
          <table:table-cell office:value-type="string" calcext:value-type="string">
            <text:p>LED_SMD:LED_LiteOn_LTST-C19HE1W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,R3,R5,R12,R14,R21,R32,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.2M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,R6,R13,R15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8,R16,R17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9,R10,R18,R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11,R25,RV1,RV2,RV3,RV4,RV6,RV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MEB:Potentiometer_TT_P0915N,Resistor_SMD:R_0402_1005Metric,Resistor_SMD:R_0603_1608Metri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20,R23,R24,RV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MEB:23BR500LFTR,Resistor_SMD:R_0603_1608Met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8,R29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4,R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6,R37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1,SW2,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Push_1P1T_NO_CK_KMR2,Button_Switch_THT:SW_PUSH_6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6004-I/ST</text:p>
          </table:table-cell>
          <table:table-cell office:value-type="string" calcext:value-type="string">
            <text:p>Package_SO:TSSOP-14_4.4x5mm_P0.65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TM32C542CC</text:p>
          </table:table-cell>
          <table:table-cell office:value-type="string" calcext:value-type="string">
            <text:p>Package_QFP:LQFP-48_7x7mm_P0.5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XC6222B331MR-G</text:p>
          </table:table-cell>
          <table:table-cell office:value-type="string" calcext:value-type="string">
            <text:p>Package_TO_SOT_SMD:SOT-23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M4040C50FTA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PCM5100A</text:p>
          </table:table-cell>
          <table:table-cell office:value-type="string" calcext:value-type="string">
            <text:p>Package_SO:TSSOP-20_4.4x6.5mm_P0.65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TL072CDT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PI Flash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SX32Y024000BK1T</text:p>
          </table:table-cell>
          <table:table-cell office:value-type="string" calcext:value-type="string">
            <text:p>Crystal:Crystal_SMD_3225-4Pin_3.2x2.5m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3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0T12:54:01.575801150</dc:date>
    <meta:editing-duration>PT7M31S</meta:editing-duration>
    <meta:editing-cycles>2</meta:editing-cycles>
    <meta:generator>LibreOffice/25.2.7.2$Linux_X86_64 LibreOffice_project/520$Build-2</meta:generator>
    <meta:document-statistic meta:table-count="1" meta:cell-count="165" meta:object-count="0"/>
  </office:meta>
</office:document-meta>
</file>